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5.419cm"/>
    </style:style>
    <style:style style:name="co5" style:family="table-column">
      <style:table-column-properties fo:break-before="auto" style:column-width="7.571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5.338cm"/>
    </style:style>
    <style:style style:name="co11" style:family="table-column">
      <style:table-column-properties fo:break-before="auto" style:column-width="7.433cm"/>
    </style:style>
    <style:style style:name="co12" style:family="table-column">
      <style:table-column-properties fo:break-before="auto" style:column-width="8.061cm"/>
    </style:style>
    <style:style style:name="co13" style:family="table-column">
      <style:table-column-properties fo:break-before="auto" style:column-width="9.423cm"/>
    </style:style>
    <style:style style:name="co14" style:family="table-column">
      <style:table-column-properties fo:break-before="auto" style:column-width="6.699cm"/>
    </style:style>
    <style:style style:name="co15" style:family="table-column">
      <style:table-column-properties fo:break-before="auto" style:column-width="4.983cm"/>
    </style:style>
    <style:style style:name="co16" style:family="table-column">
      <style:table-column-properties fo:break-before="auto" style:column-width="9.613cm"/>
    </style:style>
    <style:style style:name="co17" style:family="table-column">
      <style:table-column-properties fo:break-before="auto" style:column-width="7.026cm"/>
    </style:style>
    <style:style style:name="co18" style:family="table-column">
      <style:table-column-properties fo:break-before="auto" style:column-width="7.87cm"/>
    </style:style>
    <style:style style:name="co19" style:family="table-column">
      <style:table-column-properties fo:break-before="auto" style:column-width="7.407cm"/>
    </style:style>
    <style:style style:name="co20" style:family="table-column">
      <style:table-column-properties fo:break-before="auto" style:column-width="9.749cm"/>
    </style:style>
    <style:style style:name="co21" style:family="table-column">
      <style:table-column-properties fo:break-before="auto" style:column-width="9.64cm"/>
    </style:style>
    <style:style style:name="co22" style:family="table-column">
      <style:table-column-properties fo:break-before="auto" style:column-width="5.828cm"/>
    </style:style>
    <style:style style:name="co23" style:family="table-column">
      <style:table-column-properties fo:break-before="auto" style:column-width="5.881cm"/>
    </style:style>
    <style:style style:name="co24" style:family="table-column">
      <style:table-column-properties fo:break-before="auto" style:column-width="12.337cm"/>
    </style:style>
    <style:style style:name="co25" style:family="table-column">
      <style:table-column-properties fo:break-before="auto" style:column-width="6.835cm"/>
    </style:style>
    <style:style style:name="co26" style:family="table-column">
      <style:table-column-properties fo:break-before="auto" style:column-width="24.564cm"/>
    </style:style>
    <style:style style:name="co27" style:family="table-column">
      <style:table-column-properties fo:break-before="auto" style:column-width="5.228cm"/>
    </style:style>
    <style:style style:name="co28" style:family="table-column">
      <style:table-column-properties fo:break-before="auto" style:column-width="8.197cm"/>
    </style:style>
    <style:style style:name="co29" style:family="table-column">
      <style:table-column-properties fo:break-before="auto" style:column-width="6.454cm"/>
    </style:style>
    <style:style style:name="co30" style:family="table-column">
      <style:table-column-properties fo:break-before="auto" style:column-width="5.255cm"/>
    </style:style>
    <style:style style:name="co31" style:family="table-column">
      <style:table-column-properties fo:break-before="auto" style:column-width="9.178cm"/>
    </style:style>
    <style:style style:name="co32" style:family="table-column">
      <style:table-column-properties fo:break-before="auto" style:column-width="5.854cm"/>
    </style:style>
    <style:style style:name="co33" style:family="table-column">
      <style:table-column-properties fo:break-before="auto" style:column-width="11.518cm"/>
    </style:style>
    <style:style style:name="co34" style:family="table-column">
      <style:table-column-properties fo:break-before="auto" style:column-width="12.009cm"/>
    </style:style>
    <style:style style:name="co35" style:family="table-column">
      <style:table-column-properties fo:break-before="auto" style:column-width="8.578cm"/>
    </style:style>
    <style:style style:name="co36" style:family="table-column">
      <style:table-column-properties fo:break-before="auto" style:column-width="4.03cm"/>
    </style:style>
    <style:style style:name="co37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4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CEDULA</text:p>
          </table:table-cell>
          <table:table-cell office:value-type="string" calcext:value-type="string">
            <text:p>APELLIDO Y NOMBRE</text:p>
          </table:table-cell>
          <table:table-cell/>
          <table:table-cell office:value-type="string" calcext:value-type="string">
            <text:p>CARGO</text:p>
          </table:table-cell>
          <table:table-cell office:value-type="string" calcext:value-type="string">
            <text:p>UBICACIÓN GEOGRAFICA</text:p>
          </table:table-cell>
          <table:table-cell office:value-type="string" calcext:value-type="string">
            <text:p>ACCION PRESUPUESTARIA</text:p>
          </table:table-cell>
          <table:table-cell office:value-type="string" calcext:value-type="string">
            <text:p>HORAS APLICACIÓN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CLASE DE CARGO</text:p>
          </table:table-cell>
          <table:table-cell office:value-type="string" calcext:value-type="string">
            <text:p>NIVEL DEL TABULADO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AÑOS DE SERVICIOS</text:p>
          </table:table-cell>
          <table:table-cell office:value-type="string" calcext:value-type="string">
            <text:p>SUELDO </text:p>
          </table:table-cell>
          <table:table-cell/>
          <table:table-cell office:value-type="string" calcext:value-type="string">
            <text:p>RETROACTIVO DE SUELDO </text:p>
          </table:table-cell>
          <table:table-cell office:value-type="string" calcext:value-type="string">
            <text:p>PRIMA DE TRANSPORTE</text:p>
          </table:table-cell>
          <table:table-cell office:value-type="string" calcext:value-type="string">
            <text:p>RETROACTIVO PRIMA DE TRANSPORTE</text:p>
          </table:table-cell>
          <table:table-cell office:value-type="string" calcext:value-type="string">
            <text:p>TABULADOR PRIMA DE PROFESIONALIZACION </text:p>
          </table:table-cell>
          <table:table-cell office:value-type="string" calcext:value-type="string">
            <text:p><text:s/>PRIMA DE PROFESIONALIZACION </text:p>
          </table:table-cell>
          <table:table-cell/>
          <table:table-cell office:value-type="string" calcext:value-type="string">
            <text:p>RETROACTIVO PRIMA DE PROFESIONALIZACION </text:p>
          </table:table-cell>
          <table:table-cell office:value-type="string" calcext:value-type="string">
            <text:p>TABULADOR PRIMA DE ANTIGÜEDAD</text:p>
          </table:table-cell>
          <table:table-cell office:value-type="string" calcext:value-type="string">
            <text:p><text:s/>PRIMA DE ANTIGÜEDAD </text:p>
          </table:table-cell>
          <table:table-cell office:value-type="string" calcext:value-type="string">
            <text:p><text:s/>RETROACTIVO PRIMA DE ANTIGÜEDAD <text:s/></text:p>
          </table:table-cell>
          <table:table-cell office:value-type="string" calcext:value-type="string">
            <text:p>RETROACTIVO PRIMA ASPECTO PROPIO 10% </text:p>
          </table:table-cell>
          <table:table-cell office:value-type="string" calcext:value-type="string">
            <text:p><text:s/>PRIMA ASPECTO PROPIO 10% </text:p>
          </table:table-cell>
          <table:table-cell office:value-type="string" calcext:value-type="string">
            <text:p><text:s/>RETROACTIVO PRIMA GEOGRAFICA 20% </text:p>
          </table:table-cell>
          <table:table-cell office:value-type="string" calcext:value-type="string">
            <text:p><text:s/>PRIMA GEOGRAFICA 20% </text:p>
          </table:table-cell>
          <table:table-cell office:value-type="string" calcext:value-type="string">
            <text:p>TOTAL RENUMERACION</text:p>
          </table:table-cell>
          <table:table-cell office:value-type="string" calcext:value-type="string">
            <text:p>OTRAS SUBVENCIONES ALPERSONAL CONTRATADO</text:p>
          </table:table-cell>
          <table:table-cell office:value-type="string" calcext:value-type="string">
            <text:p>DIA DE LA MADRE</text:p>
          </table:table-cell>
          <table:table-cell office:value-type="string" calcext:value-type="string">
            <text:p>CONTRIBUCION ESPECIAL ESTABILIDAD ECONOMICA 40% SUELDO BASE SIN INCIDENCIA + DIF AJUSTE SALARIAL EN TABLA DOCENTE </text:p>
          </table:table-cell>
          <table:table-cell office:value-type="string" calcext:value-type="string">
            <text:p>28 DIAS DOCENTE</text:p>
          </table:table-cell>
          <table:table-cell office:value-type="string" calcext:value-type="string">
            <text:p>Otros Complementos Personal Contratado</text:p>
          </table:table-cell>
          <table:table-cell office:value-type="string" calcext:value-type="string">
            <text:p>BONO VACACIONAL </text:p>
          </table:table-cell>
          <table:table-cell office:value-type="string" calcext:value-type="string">
            <text:p>DIAS ADICIONALES </text:p>
          </table:table-cell>
          <table:table-cell office:value-type="string" calcext:value-type="string">
            <text:p>DIAS ADICIONALES 2 POR AÑO DE SERVICIO</text:p>
          </table:table-cell>
          <table:table-cell office:value-type="string" calcext:value-type="string">
            <text:p>TOTAL ASIGNACION</text:p>
          </table:table-cell>
          <table:table-cell/>
          <table:table-cell office:value-type="string" calcext:value-type="string">
            <text:p>Asistencia Social para el personal del Ministerio de Educación (Ipasme)</text:p>
          </table:table-cell>
          <table:table-cell office:value-type="string" calcext:value-type="string">
            <text:p>Ahorro <text:s/>Social para el personal del Ministerio de Educación (Ipasme)</text:p>
          </table:table-cell>
          <table:table-cell office:value-type="string" calcext:value-type="string">
            <text:p>DESCUENTO POR DUPLICIDAD DE PAGOS</text:p>
          </table:table-cell>
          <table:table-cell office:value-type="string" calcext:value-type="string">
            <text:p>SSO </text:p>
          </table:table-cell>
          <table:table-cell office:value-type="string" calcext:value-type="string">
            <text:p>FAOV </text:p>
          </table:table-cell>
          <table:table-cell office:value-type="string" calcext:value-type="string">
            <text:p>RPE </text:p>
          </table:table-cell>
          <table:table-cell office:value-type="string" calcext:value-type="string">
            <text:p>FJP</text:p>
          </table:table-cell>
          <table:table-cell office:value-type="string" calcext:value-type="string">
            <text:p>TOTAL RETENCIONES</text:p>
          </table:table-cell>
          <table:table-cell/>
          <table:table-cell office:value-type="string" calcext:value-type="string">
            <text:p>NETO A PAGAR</text:p>
          </table:table-cell>
        </table:table-row>
        <table:table-row table:style-name="ro1">
          <table:table-cell office:value-type="float" office:value="12173113" calcext:value-type="float">
            <text:p>12173113</text:p>
          </table:table-cell>
          <table:table-cell office:value-type="string" calcext:value-type="string">
            <text:p>PALMERO</text:p>
          </table:table-cell>
          <table:table-cell office:value-type="string" calcext:value-type="string">
            <text:p>BELKYS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0987.4361" calcext:value-type="float">
            <text:p>10987,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96984.0371" calcext:value-type="float">
            <text:p>596984,037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483.1871" calcext:value-type="float">
            <text:p>743483,187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969.84" calcext:value-type="float">
            <text:p>5969,84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120.3988" calcext:value-type="float">
            <text:p>76120,3988</text:p>
          </table:table-cell>
          <table:table-cell/>
          <table:table-cell office:value-type="float" office:value="667362.7883" calcext:value-type="float">
            <text:p>667362,7883</text:p>
          </table:table-cell>
        </table:table-row>
        <table:table-row table:style-name="ro1">
          <table:table-cell office:value-type="float" office:value="12451927" calcext:value-type="float">
            <text:p>12451927</text:p>
          </table:table-cell>
          <table:table-cell office:value-type="string" calcext:value-type="string">
            <text:p>CABALLERO</text:p>
          </table:table-cell>
          <table:table-cell office:value-type="string" calcext:value-type="string">
            <text:p>DOLLYS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0987.4361" calcext:value-type="float">
            <text:p>10987,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96984.0371" calcext:value-type="float">
            <text:p>596984,037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483.1871" calcext:value-type="float">
            <text:p>743483,187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969.84" calcext:value-type="float">
            <text:p>5969,84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120.3988" calcext:value-type="float">
            <text:p>76120,3988</text:p>
          </table:table-cell>
          <table:table-cell/>
          <table:table-cell office:value-type="float" office:value="667362.7883" calcext:value-type="float">
            <text:p>667362,7883</text:p>
          </table:table-cell>
        </table:table-row>
        <table:table-row table:style-name="ro1">
          <table:table-cell office:value-type="float" office:value="14650946" calcext:value-type="float">
            <text:p>14650946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0987.4361" calcext:value-type="float">
            <text:p>10987,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96984.0371" calcext:value-type="float">
            <text:p>596984,037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483.1871" calcext:value-type="float">
            <text:p>743483,187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969.84" calcext:value-type="float">
            <text:p>5969,84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120.3988" calcext:value-type="float">
            <text:p>76120,3988</text:p>
          </table:table-cell>
          <table:table-cell/>
          <table:table-cell office:value-type="float" office:value="667362.7883" calcext:value-type="float">
            <text:p>667362,7883</text:p>
          </table:table-cell>
        </table:table-row>
        <table:table-row table:style-name="ro1">
          <table:table-cell office:value-type="float" office:value="15955304" calcext:value-type="float">
            <text:p>15955304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YOLEID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0987.4361" calcext:value-type="float">
            <text:p>10987,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96984.0371" calcext:value-type="float">
            <text:p>596984,037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483.1871" calcext:value-type="float">
            <text:p>743483,187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969.84" calcext:value-type="float">
            <text:p>5969,84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120.3988" calcext:value-type="float">
            <text:p>76120,3988</text:p>
          </table:table-cell>
          <table:table-cell/>
          <table:table-cell office:value-type="float" office:value="667362.7883" calcext:value-type="float">
            <text:p>667362,7883</text:p>
          </table:table-cell>
        </table:table-row>
        <table:table-row table:style-name="ro1">
          <table:table-cell office:value-type="float" office:value="18835048" calcext:value-type="float">
            <text:p>18835048</text:p>
          </table:table-cell>
          <table:table-cell office:value-type="string" calcext:value-type="string">
            <text:p>TROCONIZ</text:p>
          </table:table-cell>
          <table:table-cell office:value-type="string" calcext:value-type="string">
            <text:p>MAYR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0987.4361" calcext:value-type="float">
            <text:p>10987,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96984.0371" calcext:value-type="float">
            <text:p>596984,037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483.1871" calcext:value-type="float">
            <text:p>743483,187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969.84" calcext:value-type="float">
            <text:p>5969,84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120.3988" calcext:value-type="float">
            <text:p>76120,3988</text:p>
          </table:table-cell>
          <table:table-cell/>
          <table:table-cell office:value-type="float" office:value="667362.7883" calcext:value-type="float">
            <text:p>667362,7883</text:p>
          </table:table-cell>
        </table:table-row>
        <table:table-row table:style-name="ro1">
          <table:table-cell office:value-type="float" office:value="24677837" calcext:value-type="float">
            <text:p>24677837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AURILUZ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0987.4361" calcext:value-type="float">
            <text:p>10987,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96984.0371" calcext:value-type="float">
            <text:p>596984,037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483.1871" calcext:value-type="float">
            <text:p>743483,187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969.84" calcext:value-type="float">
            <text:p>5969,84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120.3988" calcext:value-type="float">
            <text:p>76120,3988</text:p>
          </table:table-cell>
          <table:table-cell/>
          <table:table-cell office:value-type="float" office:value="667362.7883" calcext:value-type="float">
            <text:p>667362,7883</text:p>
          </table:table-cell>
        </table:table-row>
        <table:table-row table:style-name="ro1">
          <table:table-cell office:value-type="float" office:value="18243150" calcext:value-type="float">
            <text:p>1824315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KEIL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0987.4361" calcext:value-type="float">
            <text:p>10987,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96984.0371" calcext:value-type="float">
            <text:p>596984,037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483.1871" calcext:value-type="float">
            <text:p>743483,187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969.84" calcext:value-type="float">
            <text:p>5969,84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120.3988" calcext:value-type="float">
            <text:p>76120,3988</text:p>
          </table:table-cell>
          <table:table-cell/>
          <table:table-cell office:value-type="float" office:value="667362.7883" calcext:value-type="float">
            <text:p>667362,7883</text:p>
          </table:table-cell>
        </table:table-row>
        <table:table-row table:style-name="ro1">
          <table:table-cell office:value-type="float" office:value="17106855" calcext:value-type="float">
            <text:p>17106855</text:p>
          </table:table-cell>
          <table:table-cell office:value-type="string" calcext:value-type="string">
            <text:p>CHIPIAJE 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0987.4361" calcext:value-type="float">
            <text:p>10987,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96984.0371" calcext:value-type="float">
            <text:p>596984,037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483.1871" calcext:value-type="float">
            <text:p>743483,187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969.84" calcext:value-type="float">
            <text:p>5969,84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120.3988" calcext:value-type="float">
            <text:p>76120,3988</text:p>
          </table:table-cell>
          <table:table-cell/>
          <table:table-cell office:value-type="float" office:value="667362.7883" calcext:value-type="float">
            <text:p>667362,7883</text:p>
          </table:table-cell>
        </table:table-row>
        <table:table-row table:style-name="ro1">
          <table:table-cell office:value-type="float" office:value="16766834" calcext:value-type="float">
            <text:p>16766834</text:p>
          </table:table-cell>
          <table:table-cell office:value-type="string" calcext:value-type="string">
            <text:p>EVARISTO</text:p>
          </table:table-cell>
          <table:table-cell office:value-type="string" calcext:value-type="string">
            <text:p>ELODI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0987.4361" calcext:value-type="float">
            <text:p>10987,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96984.0371" calcext:value-type="float">
            <text:p>596984,037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483.1871" calcext:value-type="float">
            <text:p>743483,187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969.84" calcext:value-type="float">
            <text:p>5969,84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120.3988" calcext:value-type="float">
            <text:p>76120,3988</text:p>
          </table:table-cell>
          <table:table-cell/>
          <table:table-cell office:value-type="float" office:value="667362.7883" calcext:value-type="float">
            <text:p>667362,7883</text:p>
          </table:table-cell>
        </table:table-row>
        <table:table-row table:style-name="ro1">
          <table:table-cell office:value-type="float" office:value="22930729" calcext:value-type="float">
            <text:p>22930729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JOISNELA</text:p>
          </table:table-cell>
          <table:table-cell office:value-type="string" calcext:value-type="string">
            <text:p>DOCENT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float" office:value="33.33" calcext:value-type="float">
            <text:p>33,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66247.87" calcext:value-type="float">
            <text:p>366247,87</text:p>
          </table:table-cell>
          <table:table-cell office:value-type="float" office:value="732495.73" calcext:value-type="float">
            <text:p>732495,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09874.37" calcext:value-type="float">
            <text:p>109874,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624.787" calcext:value-type="float">
            <text:p>36624,787</text:p>
          </table:table-cell>
          <table:table-cell office:value-type="float" office:value="0" calcext:value-type="float">
            <text:p>0</text:p>
          </table:table-cell>
          <table:table-cell office:value-type="float" office:value="73249.574" calcext:value-type="float">
            <text:p>73249,574</text:p>
          </table:table-cell>
          <table:table-cell office:value-type="float" office:value="585996.601" calcext:value-type="float">
            <text:p>585996,601</text:p>
          </table:table-cell>
          <table:table-cell office:value-type="float" office:value="109874.361" calcext:value-type="float">
            <text:p>109874,361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office:value-type="float" office:value="0" calcext:value-type="float">
            <text:p>0</text:p>
          </table:table-cell>
          <table:table-cell office:value-type="float" office:value="146499.15" calcext:value-type="float">
            <text:p>14649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495.751" calcext:value-type="float">
            <text:p>732495,751</text:p>
          </table:table-cell>
          <table:table-cell/>
          <table:table-cell table:number-columns-repeated="2" office:value-type="float" office:value="21974.8719" calcext:value-type="float">
            <text:p>21974,8719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859.97" calcext:value-type="float">
            <text:p>5859,97</text:p>
          </table:table-cell>
          <table:table-cell office:value-type="float" office:value="1690.375" calcext:value-type="float">
            <text:p>1690,375</text:p>
          </table:table-cell>
          <table:table-cell office:value-type="float" office:value="10987.44" calcext:value-type="float">
            <text:p>10987,44</text:p>
          </table:table-cell>
          <table:table-cell office:value-type="float" office:value="76010.5288" calcext:value-type="float">
            <text:p>76010,5288</text:p>
          </table:table-cell>
          <table:table-cell/>
          <table:table-cell office:value-type="float" office:value="656485.2222" calcext:value-type="float">
            <text:p>656485,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Bs.</number:text>
      <number:number number:decimal-places="0" number:min-decimal-places="0" number:min-integer-digits="1" number:grouping="true"/>
    </number:number-style>
    <number:number-style style:name="N107">
      <number:text>Bs.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Bs.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Bs.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Bs.</number:text>
      <number:number number:decimal-places="2" number:min-decimal-places="2" number:min-integer-digits="1" number:grouping="true"/>
    </number:number-style>
    <number:number-style style:name="N109">
      <number:text>Bs.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Bs.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Bs.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Bs.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Bs.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Bs.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Bs.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Bs.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Bs.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Bs.S </number:text>
      <number:number number:decimal-places="0" number:min-decimal-places="0" number:min-integer-digits="1" number:grouping="true"/>
    </number:number-style>
    <number:number-style style:name="N123">
      <number:text>Bs.S 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Bs.S 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Bs.S 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Bs.S </number:text>
      <number:number number:decimal-places="2" number:min-decimal-places="2" number:min-integer-digits="1" number:grouping="true"/>
    </number:number-style>
    <number:number-style style:name="N125">
      <number:text>Bs.S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Bs.S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Bs.S 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Bs.S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Bs.S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Bs.S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Bs.S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Bs.S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Bs.S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Bs. PI </number:text>
      <number:number number:decimal-places="0" number:min-decimal-places="0" number:min-integer-digits="1" number:grouping="true"/>
    </number:number-style>
    <number:number-style style:name="N137">
      <number:text>Bs. PI 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Bs. PI 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Bs. PI 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Bs. PI </number:text>
      <number:number number:decimal-places="2" number:min-decimal-places="2" number:min-integer-digits="1" number:grouping="true"/>
    </number:number-style>
    <number:number-style style:name="N139">
      <number:text>Bs. PI 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Bs. PI 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Bs. PI 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 Bs. PI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Bs. PI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Bs. PI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Bs. PI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Bs. PI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Bs. PI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Bs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Bs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Bs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Bs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Bs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Bs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5T12:16:18.242897030</meta:creation-date>
    <dc:date>2021-01-15T12:22:51.217474444</dc:date>
    <meta:editing-duration>PT6M36S</meta:editing-duration>
    <meta:editing-cycles>1</meta:editing-cycles>
    <meta:document-statistic meta:table-count="1" meta:cell-count="524" meta:object-count="0"/>
    <meta:generator>LibreOffice/7.0.4.2$Linux_X86_64 LibreOffice_project/dcf040e67528d9187c66b2379df5ea4407429775</meta:generator>
  </office:meta>
</office:document-meta>
</file>